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0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Cleveland St. (1-2)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42</text:p>
          </table:table-cell>
          <table:table-cell office:value-type="string">
            <text:p>.35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43</text:p>
          </table:table-cell>
          <table:table-cell office:value-type="string">
            <text:p>.30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32</text:p>
          </table:table-cell>
          <table:table-cell office:value-type="string">
            <text:p>.0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Cleveland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9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57</text:p>
          </table:table-cell>
          <table:table-cell office:value-type="string">
            <text:p>.35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8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43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24</text:p>
          </table:table-cell>
          <table:table-cell office:value-type="string">
            <text:p>171</text:p>
          </table:table-cell>
          <table:table-cell office:value-type="string">
            <text:p>.240</text:p>
          </table:table-cell>
          <table:table-cell office:value-type="string">
            <text:p>63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5.0</text:p>
          </table:table-cell>
        </table:table-row>
      </table:table>
      <table:table table:name="Sheet 3">
        <table:table-row>
          <table:table-cell office:value-type="string">
            <text:p>Cleveland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Rachael Doha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xis Middlebrooks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annah Green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Rachel Stover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4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. Carrero-Johnson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mily DeGeorge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107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hannon Grega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ina Kilner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Jordan Verbiak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tie Mihalik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ara Skeen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Trinniti Hall 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3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7</text:p>
          </table:table-cell>
          <table:table-cell office:value-type="string">
            <text:p>21</text:p>
          </table:table-cell>
          <table:table-cell office:value-type="string">
            <text:p>153</text:p>
          </table:table-cell>
          <table:table-cell office:value-type="string">
            <text:p>.301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